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Bubble Sort" draw:style-name="gr1" draw:text-style-name="P1" svg:width="153.61mm" svg:height="112.62mm" svg:x="3.57mm" svg:y="308.65mm">
            <draw:object draw:notify-on-update-of-ranges="Sheet1.B2:Sheet1.B2 Sheet1.C2:Sheet1.G2 Sheet1.B3:Sheet1.B3 Sheet1.C3:Sheet1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71.77mm" svg:height="111.56mm" svg:x="160.22mm" svg:y="309.44mm">
            <draw:object draw:notify-on-update-of-ranges="Sheet1.B4:Sheet1.B4 Sheet1.C4:Sheet1.G4 Sheet1.B5:Sheet1.B5 Sheet1.C5:Sheet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0.21mm" svg:height="109.96mm" svg:x="335.56mm" svg:y="309.43mm">
            <draw:object draw:notify-on-update-of-ranges="Sheet1.B6:Sheet1.B6 Sheet1.C6:Sheet1.G6 Sheet1.B7:Sheet1.B7 Sheet1.C7:Sheet1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7mm" svg:height="90.04mm" svg:x="4.13mm" svg:y="39.31mm">
            <draw:object draw:notify-on-update-of-ranges="Sheet1.B2:Sheet1.B2 Sheet1.C2:Sheet1.G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8.64mm" svg:height="89.99mm" svg:x="157.74mm" svg:y="39.85mm">
            <draw:object draw:notify-on-update-of-ranges="Sheet1.B2:Sheet1.B2 Sheet1.C4:Sheet1.G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8.64mm" svg:height="89.99mm" svg:x="0mm" svg:y="133.34mm">
            <draw:object draw:notify-on-update-of-ranges="Sheet1.B2:Sheet1.B2 Sheet1.C3:Sheet1.G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8.64mm" svg:height="89.99mm" svg:x="158.27mm" svg:y="133.1mm">
            <draw:object draw:notify-on-update-of-ranges="Sheet1.B2:Sheet1.B2 Sheet1.C5:Sheet1.G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48.64mm" svg:height="89.99mm" svg:x="315.42mm" svg:y="39.82mm">
            <draw:object draw:notify-on-update-of-ranges="Sheet1.B2:Sheet1.B2 Sheet1.C6:Sheet1.G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48.64mm" svg:height="89.99mm" svg:x="315.95mm" svg:y="133.07mm">
            <draw:object draw:notify-on-update-of-ranges="Sheet1.B2:Sheet1.B2 Sheet1.C7:Sheet1.G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Método</text:p>
          </table:table-cell>
          <table:table-cell table:style-name="ce1" office:value-type="string" calcext:value-type="string">
            <text:p>Arquivo</text:p>
          </table:table-cell>
          <table:table-cell table:style-name="ce9" office:value-type="string" calcext:value-type="string">
            <text:p>Mes_1.txt</text:p>
          </table:table-cell>
          <table:table-cell table:style-name="ce9" office:value-type="string" calcext:value-type="string">
            <text:p>Mes_2.txt </text:p>
          </table:table-cell>
          <table:table-cell table:style-name="ce9" office:value-type="string" calcext:value-type="string">
            <text:p>Mes_3.txt</text:p>
          </table:table-cell>
          <table:table-cell table:style-name="ce9" office:value-type="string" calcext:value-type="string">
            <text:p>Mes_4.txt</text:p>
          </table:table-cell>
          <table:table-cell table:style-name="ce9" office:value-type="string" calcext:value-type="string">
            <text:p>Mes_5.txt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 table:number-columns-spanned="1" table:number-rows-spanned="2">
            <text:p>Bubble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9900" calcext:value-type="float">
            <text:p>9900</text:p>
          </table:table-cell>
          <table:table-cell table:style-name="ce10" office:value-type="float" office:value="249500" calcext:value-type="float">
            <text:p>249500</text:p>
          </table:table-cell>
          <table:table-cell table:style-name="ce10" office:value-type="float" office:value="999000" calcext:value-type="float">
            <text:p>999000</text:p>
          </table:table-cell>
          <table:table-cell table:style-name="ce10" office:value-type="float" office:value="24995000" calcext:value-type="float">
            <text:p>24995000</text:p>
          </table:table-cell>
          <table:table-cell table:style-name="ce10" office:value-type="float" office:value="99990000" calcext:value-type="float">
            <text:p>99990000</text:p>
          </table:table-cell>
          <table:table-cell table:number-columns-repeated="1012"/>
        </table:table-row>
        <table:table-row table:style-name="ro1">
          <table:covered-table-cell table:style-name="ce6"/>
          <table:table-cell office:value-type="string" calcext:value-type="string">
            <text:p>Movimentações</text:p>
          </table:table-cell>
          <table:table-cell office:value-type="float" office:value="6957" calcext:value-type="float">
            <text:p>6957</text:p>
          </table:table-cell>
          <table:table-cell office:value-type="float" office:value="188172" calcext:value-type="float">
            <text:p>188172</text:p>
          </table:table-cell>
          <table:table-cell office:value-type="float" office:value="764691" calcext:value-type="float">
            <text:p>764691</text:p>
          </table:table-cell>
          <table:table-cell office:value-type="float" office:value="18773991" calcext:value-type="float">
            <text:p>18773991</text:p>
          </table:table-cell>
          <table:table-cell office:value-type="float" office:value="74885076" calcext:value-type="float">
            <text:p>74885076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2">
            <text:p>Binary Insert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533" calcext:value-type="float">
            <text:p>533</text:p>
          </table:table-cell>
          <table:table-cell table:style-name="ce10" office:value-type="float" office:value="3801" calcext:value-type="float">
            <text:p>3801</text:p>
          </table:table-cell>
          <table:table-cell table:style-name="ce10" office:value-type="float" office:value="8572" calcext:value-type="float">
            <text:p>8572</text:p>
          </table:table-cell>
          <table:table-cell table:style-name="ce10" office:value-type="float" office:value="54507" calcext:value-type="float">
            <text:p>54507</text:p>
          </table:table-cell>
          <table:table-cell table:style-name="ce10" office:value-type="float" office:value="119024" calcext:value-type="float">
            <text:p>119024</text:p>
          </table:table-cell>
          <table:table-cell table:number-columns-repeated="1012"/>
        </table:table-row>
        <table:table-row table:style-name="ro1">
          <table:covered-table-cell table:style-name="ce6"/>
          <table:table-cell office:value-type="string" calcext:value-type="string">
            <text:p>Movimentações</text:p>
          </table:table-cell>
          <table:table-cell office:value-type="float" office:value="2517" calcext:value-type="float">
            <text:p>2517</text:p>
          </table:table-cell>
          <table:table-cell office:value-type="float" office:value="63722" calcext:value-type="float">
            <text:p>63722</text:p>
          </table:table-cell>
          <table:table-cell office:value-type="float" office:value="256895" calcext:value-type="float">
            <text:p>256895</text:p>
          </table:table-cell>
          <table:table-cell office:value-type="float" office:value="6267995" calcext:value-type="float">
            <text:p>6267995</text:p>
          </table:table-cell>
          <table:table-cell office:value-type="float" office:value="24981690" calcext:value-type="float">
            <text:p>24981690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2">
            <text:p>Merge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3856" calcext:value-type="float">
            <text:p>3856</text:p>
          </table:table-cell>
          <table:table-cell table:style-name="ce10" office:value-type="float" office:value="8709" calcext:value-type="float">
            <text:p>8709</text:p>
          </table:table-cell>
          <table:table-cell table:style-name="ce10" office:value-type="float" office:value="56881" calcext:value-type="float">
            <text:p>56881</text:p>
          </table:table-cell>
          <table:table-cell table:style-name="ce10" office:value-type="float" office:value="123704" calcext:value-type="float">
            <text:p>123704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vimentações</text:p>
          </table:table-cell>
          <table:table-cell office:value-type="float" office:value="800" calcext:value-type="float">
            <text:p>8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40000" calcext:value-type="float">
            <text:p>140000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8:24:33.657867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2:34:32.924169333</meta:creation-date>
    <dc:date>2019-11-15T22:47:24.710043972</dc:date>
    <meta:editing-duration>PT1H5M7S</meta:editing-duration>
    <meta:editing-cycles>8</meta:editing-cycles>
    <meta:generator>LibreOffice/6.1.5.2$Linux_X86_64 LibreOffice_project/10$Build-2</meta:generator>
    <meta:document-statistic meta:table-count="1" meta:cell-count="4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78cm" svg:height="11.157cm" xlink:href=".." xlink:type="simple" chart:class="chart:line" chart:style-name="ch1">
        <chart:title svg:x="6.468cm" svg:y="0.359cm" chart:style-name="ch2">
          <text:p>Binary Insertion Sort</text:p>
        </chart:title>
        <chart:subtitle svg:x="4.127cm" svg:y="1.361cm" chart:style-name="ch3">
          <text:p>Movimentações e Comparações para cada arquivo</text:p>
        </chart:subtitle>
        <chart:legend chart:legend-position="end" svg:x="13.4cm" svg:y="5.03cm" style:legend-expansion="high" chart:style-name="ch4"/>
        <chart:plot-area chart:style-name="ch5" table:cell-range-address="Sheet1.B4:Sheet1.G5" chart:data-source-has-labels="column" svg:x="0.343cm" svg:y="2.267cm" svg:width="12.714cm" svg:height="7.686cm">
          <chartooo:coordinate-region svg:x="2.076cm" svg:y="2.466cm" svg:width="10.887cm" svg:height="6.84cm"/>
          <chart:axis chart:dimension="x" chart:name="primary-x" chart:style-name="ch6">
            <chart:title svg:x="6.008cm" svg:y="10.176cm" chart:style-name="ch7">
              <text:p>mes_i.txt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C4:Sheet1.G4" chart:label-cell-address="Sheet1.B4:Sheet1.B4" chart:class="chart:line">
            <chart:data-point chart:repeated="5"/>
          </chart:series>
          <chart:series chart:style-name="ch10" chart:values-cell-range-address="Sheet1.C5:Sheet1.G5" chart:label-cell-address="Sheet1.B5:Sheet1.B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4:Sheet1.B4</svg:desc>
                </draw:g>
              </table:table-cell>
              <table:table-cell office:value-type="float" office:value="533">
                <text:p>533</text:p>
                <draw:g>
                  <svg:desc>Sheet1.C4:Sheet1.G4</svg:desc>
                </draw:g>
              </table:table-cell>
              <table:table-cell office:value-type="float" office:value="3801">
                <text:p>3801</text:p>
              </table:table-cell>
              <table:table-cell office:value-type="float" office:value="8572">
                <text:p>8572</text:p>
              </table:table-cell>
              <table:table-cell office:value-type="float" office:value="54507">
                <text:p>54507</text:p>
              </table:table-cell>
              <table:table-cell office:value-type="float" office:value="119024">
                <text:p>119024</text:p>
              </table:table-cell>
            </table:table-row>
            <table:table-row>
              <table:table-cell office:value-type="string">
                <text:p>Movimentações</text:p>
                <draw:g>
                  <svg:desc>Sheet1.B5:Sheet1.B5</svg:desc>
                </draw:g>
              </table:table-cell>
              <table:table-cell office:value-type="float" office:value="2517">
                <text:p>2517</text:p>
                <draw:g>
                  <svg:desc>Sheet1.C5:Sheet1.G5</svg:desc>
                </draw:g>
              </table:table-cell>
              <table:table-cell office:value-type="float" office:value="63722">
                <text:p>63722</text:p>
              </table:table-cell>
              <table:table-cell office:value-type="float" office:value="256895">
                <text:p>256895</text:p>
              </table:table-cell>
              <table:table-cell office:value-type="float" office:value="6267995">
                <text:p>6267995</text:p>
              </table:table-cell>
              <table:table-cell office:value-type="float" office:value="24981690">
                <text:p>249816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62cm" svg:height="11.263cm" xlink:href=".." xlink:type="simple" chart:class="chart:line" chart:style-name="ch1">
        <chart:title svg:x="6.447cm" svg:y="0.361cm" chart:style-name="ch2">
          <text:p>Bubble Sort</text:p>
        </chart:title>
        <chart:subtitle svg:x="3.219cm" svg:y="1.365cm" chart:style-name="ch3">
          <text:p>Movimentações e Comparações para cada arquivo</text:p>
        </chart:subtitle>
        <chart:legend chart:legend-position="end" svg:x="11.584cm" svg:y="5.083cm" style:legend-expansion="high" chart:style-name="ch4"/>
        <chart:plot-area chart:style-name="ch5" table:cell-range-address="Sheet1.B2:Sheet1.G3" chart:data-source-has-labels="column" svg:x="0.307cm" svg:y="2.273cm" svg:width="10.97cm" svg:height="7.784cm">
          <chartooo:coordinate-region svg:x="2.04cm" svg:y="2.472cm" svg:width="8.958cm" svg:height="6.938cm"/>
          <chart:axis chart:dimension="x" chart:name="primary-x" chart:style-name="ch6">
            <chart:title svg:x="5.1cm" svg:y="10.282cm" chart:style-name="ch7">
              <text:p>mês_i.txt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C2:Sheet1.G2" chart:label-cell-address="Sheet1.B2:Sheet1.B2" chart:class="chart:line">
            <chart:data-point chart:repeated="5"/>
          </chart:series>
          <chart:series chart:style-name="ch10" chart:values-cell-range-address="Sheet1.C3:Sheet1.G3" chart:label-cell-address="Sheet1.B3:Sheet1.B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2:Sheet1.B2</svg:desc>
                </draw:g>
              </table:table-cell>
              <table:table-cell office:value-type="float" office:value="9900">
                <text:p>9900</text:p>
                <draw:g>
                  <svg:desc>Sheet1.C2:Sheet1.G2</svg:desc>
                </draw:g>
              </table:table-cell>
              <table:table-cell office:value-type="float" office:value="249500">
                <text:p>249500</text:p>
              </table:table-cell>
              <table:table-cell office:value-type="float" office:value="999000">
                <text:p>999000</text:p>
              </table:table-cell>
              <table:table-cell office:value-type="float" office:value="24995000">
                <text:p>24995000</text:p>
              </table:table-cell>
              <table:table-cell office:value-type="float" office:value="99990000">
                <text:p>99990000</text:p>
              </table:table-cell>
            </table:table-row>
            <table:table-row>
              <table:table-cell office:value-type="string">
                <text:p>Movimentações</text:p>
                <draw:g>
                  <svg:desc>Sheet1.B3:Sheet1.B3</svg:desc>
                </draw:g>
              </table:table-cell>
              <table:table-cell office:value-type="float" office:value="6957">
                <text:p>6957</text:p>
                <draw:g>
                  <svg:desc>Sheet1.C3:Sheet1.G3</svg:desc>
                </draw:g>
              </table:table-cell>
              <table:table-cell office:value-type="float" office:value="188172">
                <text:p>188172</text:p>
              </table:table-cell>
              <table:table-cell office:value-type="float" office:value="764691">
                <text:p>764691</text:p>
              </table:table-cell>
              <table:table-cell office:value-type="float" office:value="18773991">
                <text:p>18773991</text:p>
              </table:table-cell>
              <table:table-cell office:value-type="float" office:value="74885076">
                <text:p>74885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10.997cm" xlink:href=".." xlink:type="simple" chart:class="chart:line" chart:style-name="ch1">
        <chart:title svg:x="6.83cm" svg:y="0.355cm" chart:style-name="ch2">
          <text:p>Merge Sort</text:p>
        </chart:title>
        <chart:subtitle svg:x="3.549cm" svg:y="1.353cm" chart:style-name="ch3">
          <text:p>Movimentações e Comparações para cada arquivo</text:p>
        </chart:subtitle>
        <chart:legend chart:legend-position="end" svg:x="12.244cm" svg:y="4.95cm" style:legend-expansion="high" chart:style-name="ch4"/>
        <chart:plot-area chart:style-name="ch5" table:cell-range-address="Sheet1.B6:Sheet1.G7" chart:data-source-has-labels="column" svg:x="0.32cm" svg:y="2.255cm" svg:width="11.604cm" svg:height="7.542cm">
          <chartooo:coordinate-region svg:x="1.497cm" svg:y="2.455cm" svg:width="10.148cm" svg:height="6.695cm"/>
          <chart:axis chart:dimension="x" chart:name="primary-x" chart:style-name="ch6">
            <chart:title svg:x="5.43cm" svg:y="10.016cm" chart:style-name="ch7">
              <text:p>mes_i.txt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C6:Sheet1.G6" chart:label-cell-address="Sheet1.B6:Sheet1.B6" chart:class="chart:line">
            <chart:data-point chart:repeated="5"/>
          </chart:series>
          <chart:series chart:style-name="ch10" chart:values-cell-range-address="Sheet1.C7:Sheet1.G7" chart:label-cell-address="Sheet1.B7:Sheet1.B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6:Sheet1.B6</svg:desc>
                </draw:g>
              </table:table-cell>
              <table:table-cell office:value-type="float" office:value="570">
                <text:p>570</text:p>
                <draw:g>
                  <svg:desc>Sheet1.C6:Sheet1.G6</svg:desc>
                </draw:g>
              </table:table-cell>
              <table:table-cell office:value-type="float" office:value="3856">
                <text:p>3856</text:p>
              </table:table-cell>
              <table:table-cell office:value-type="float" office:value="8709">
                <text:p>8709</text:p>
              </table:table-cell>
              <table:table-cell office:value-type="float" office:value="56881">
                <text:p>56881</text:p>
              </table:table-cell>
              <table:table-cell office:value-type="float" office:value="123704">
                <text:p>123704</text:p>
              </table:table-cell>
            </table:table-row>
            <table:table-row>
              <table:table-cell office:value-type="string">
                <text:p>Movimentações</text:p>
                <draw:g>
                  <svg:desc>Sheet1.B7:Sheet1.B7</svg:desc>
                </draw:g>
              </table:table-cell>
              <table:table-cell office:value-type="float" office:value="800">
                <text:p>800</text:p>
                <draw:g>
                  <svg:desc>Sheet1.C7:Sheet1.G7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70000">
                <text:p>70000</text:p>
              </table:table-cell>
              <table:table-cell office:value-type="float" office:value="140000">
                <text:p>14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01cm" svg:height="9.005cm" xlink:href=".." xlink:type="simple" chart:class="chart:scatter" chart:style-name="ch1">
        <chart:title svg:x="6.116cm" svg:y="0.316cm" chart:style-name="ch2">
          <text:p>Bubble Sort</text:p>
        </chart:title>
        <chart:subtitle svg:x="4.581cm" svg:y="1.275cm" chart:style-name="ch3">
          <text:p>Comparações em cada arquivo</text:p>
        </chart:subtitle>
        <chart:plot-area chart:style-name="ch4" table:cell-range-address="Sheet1.B2:Sheet1.G2" chart:data-source-has-labels="column" svg:x="1.305cm" svg:y="2.138cm" svg:width="13.102cm" svg:height="5.706cm">
          <chartooo:coordinate-region svg:x="3.249cm" svg:y="2.337cm" svg:width="10.878cm" svg:height="4.86cm"/>
          <chart:axis chart:dimension="x" chart:name="primary-x" chart:style-name="ch5">
            <chart:title svg:x="7.164cm" svg:y="8.024cm" chart:style-name="ch6">
              <text:p>mes_i.txt</text:p>
            </chart:title>
          </chart:axis>
          <chart:axis chart:dimension="y" chart:name="primary-y" chart:style-name="ch7">
            <chart:title svg:x="0.451cm" svg:y="5.22cm" chart:style-name="ch8">
              <text:p>Nº</text:p>
            </chart:title>
            <chart:grid chart:style-name="ch9" chart:class="major"/>
          </chart:axis>
          <chart:series chart:style-name="ch10" chart:values-cell-range-address="Sheet1.C2:Sheet1.G2" chart:label-cell-address="Sheet1.B2:Sheet1.B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2:Sheet1.B2</svg:desc>
                </draw:g>
              </table:table-cell>
              <table:table-cell office:value-type="float" office:value="9900">
                <text:p>9900</text:p>
                <draw:g>
                  <svg:desc>Sheet1.C2:Sheet1.G2</svg:desc>
                </draw:g>
              </table:table-cell>
              <table:table-cell office:value-type="float" office:value="249500">
                <text:p>249500</text:p>
              </table:table-cell>
              <table:table-cell office:value-type="float" office:value="999000">
                <text:p>999000</text:p>
              </table:table-cell>
              <table:table-cell office:value-type="float" office:value="24995000">
                <text:p>24995000</text:p>
              </table:table-cell>
              <table:table-cell office:value-type="float" office:value="99990000">
                <text:p>9999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0" chart:origin="0" chart:interval-major="10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65cm" svg:height="9cm" xlink:href=".." xlink:type="simple" chart:class="chart:scatter" chart:style-name="ch1">
        <chart:title svg:x="5.311cm" svg:y="0.316cm" chart:style-name="ch2">
          <text:p>Binary Insertion Sort</text:p>
        </chart:title>
        <chart:subtitle svg:x="4.663cm" svg:y="1.275cm" chart:style-name="ch3">
          <text:p>Comparações em cada arquivo</text:p>
        </chart:subtitle>
        <chart:plot-area chart:style-name="ch4" table:cell-range-address="Sheet1.B2:Sheet1.B2 Sheet1.C4:Sheet1.G4" chart:data-source-has-labels="column" svg:x="1.308cm" svg:y="2.138cm" svg:width="13.26cm" svg:height="5.701cm">
          <chartooo:coordinate-region svg:x="3.252cm" svg:y="2.337cm" svg:width="11.036cm" svg:height="4.855cm"/>
          <chart:axis chart:dimension="x" chart:name="primary-x" chart:style-name="ch5">
            <chart:title svg:x="7.246cm" svg:y="8.019cm" chart:style-name="ch6">
              <text:p>mes_i.txt</text:p>
            </chart:title>
          </chart:axis>
          <chart:axis chart:dimension="y" chart:name="primary-y" chart:style-name="ch7">
            <chart:title svg:x="0.451cm" svg:y="5.217cm" chart:style-name="ch8">
              <text:p>Nº</text:p>
            </chart:title>
            <chart:grid chart:style-name="ch9" chart:class="major"/>
          </chart:axis>
          <chart:series chart:style-name="ch10" chart:values-cell-range-address="Sheet1.C4:Sheet1.G4" chart:label-cell-address="Sheet1.B2:Sheet1.B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2:Sheet1.B2</svg:desc>
                </draw:g>
              </table:table-cell>
              <table:table-cell office:value-type="float" office:value="533">
                <text:p>533</text:p>
                <draw:g>
                  <svg:desc>Sheet1.C4:Sheet1.G4</svg:desc>
                </draw:g>
              </table:table-cell>
              <table:table-cell office:value-type="float" office:value="3801">
                <text:p>3801</text:p>
              </table:table-cell>
              <table:table-cell office:value-type="float" office:value="8572">
                <text:p>8572</text:p>
              </table:table-cell>
              <table:table-cell office:value-type="float" office:value="54507">
                <text:p>54507</text:p>
              </table:table-cell>
              <table:table-cell office:value-type="float" office:value="119024">
                <text:p>119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0" chart:origin="0" chart:interval-major="10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65cm" svg:height="9cm" xlink:href=".." xlink:type="simple" chart:class="chart:scatter" chart:style-name="ch1">
        <chart:title svg:x="6.198cm" svg:y="0.316cm" chart:style-name="ch2">
          <text:p>Bubble Sort</text:p>
        </chart:title>
        <chart:subtitle svg:x="4.517cm" svg:y="1.275cm" chart:style-name="ch3">
          <text:p>Movimentações em cada arquivo</text:p>
        </chart:subtitle>
        <chart:plot-area chart:style-name="ch4" table:cell-range-address="Sheet1.B2:Sheet1.B2 Sheet1.C3:Sheet1.G3" chart:data-source-has-labels="column" svg:x="1.308cm" svg:y="2.138cm" svg:width="13.26cm" svg:height="5.701cm">
          <chartooo:coordinate-region svg:x="3.252cm" svg:y="2.337cm" svg:width="11.036cm" svg:height="4.855cm"/>
          <chart:axis chart:dimension="x" chart:name="primary-x" chart:style-name="ch5">
            <chart:title svg:x="7.246cm" svg:y="8.019cm" chart:style-name="ch6">
              <text:p>mes_i.txt</text:p>
            </chart:title>
          </chart:axis>
          <chart:axis chart:dimension="y" chart:name="primary-y" chart:style-name="ch7">
            <chart:title svg:x="0.451cm" svg:y="5.217cm" chart:style-name="ch8">
              <text:p>Nº</text:p>
            </chart:title>
            <chart:grid chart:style-name="ch9" chart:class="major"/>
          </chart:axis>
          <chart:series chart:style-name="ch10" chart:values-cell-range-address="Sheet1.C3:Sheet1.G3" chart:label-cell-address="Sheet1.B2:Sheet1.B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2:Sheet1.B2</svg:desc>
                </draw:g>
              </table:table-cell>
              <table:table-cell office:value-type="float" office:value="6957">
                <text:p>6957</text:p>
                <draw:g>
                  <svg:desc>Sheet1.C3:Sheet1.G3</svg:desc>
                </draw:g>
              </table:table-cell>
              <table:table-cell office:value-type="float" office:value="188172">
                <text:p>188172</text:p>
              </table:table-cell>
              <table:table-cell office:value-type="float" office:value="764691">
                <text:p>764691</text:p>
              </table:table-cell>
              <table:table-cell office:value-type="float" office:value="18773991">
                <text:p>18773991</text:p>
              </table:table-cell>
              <table:table-cell office:value-type="float" office:value="74885076">
                <text:p>748850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0" chart:origin="0" chart:interval-major="10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65cm" svg:height="9cm" xlink:href=".." xlink:type="simple" chart:class="chart:scatter" chart:style-name="ch1">
        <chart:title svg:x="5.311cm" svg:y="0.316cm" chart:style-name="ch2">
          <text:p>Binary Insertion Sort</text:p>
        </chart:title>
        <chart:subtitle svg:x="4.517cm" svg:y="1.275cm" chart:style-name="ch3">
          <text:p>Movimentações em cada arquivo</text:p>
        </chart:subtitle>
        <chart:plot-area chart:style-name="ch4" table:cell-range-address="Sheet1.B2:Sheet1.B2 Sheet1.C5:Sheet1.G5" chart:data-source-has-labels="column" svg:x="1.308cm" svg:y="2.138cm" svg:width="13.26cm" svg:height="5.701cm">
          <chartooo:coordinate-region svg:x="3.252cm" svg:y="2.337cm" svg:width="11.036cm" svg:height="4.855cm"/>
          <chart:axis chart:dimension="x" chart:name="primary-x" chart:style-name="ch5">
            <chart:title svg:x="7.246cm" svg:y="8.019cm" chart:style-name="ch6">
              <text:p>mes_i.txt</text:p>
            </chart:title>
          </chart:axis>
          <chart:axis chart:dimension="y" chart:name="primary-y" chart:style-name="ch7">
            <chart:title svg:x="0.451cm" svg:y="5.217cm" chart:style-name="ch8">
              <text:p>Nº</text:p>
            </chart:title>
            <chart:grid chart:style-name="ch9" chart:class="major"/>
          </chart:axis>
          <chart:series chart:style-name="ch10" chart:values-cell-range-address="Sheet1.C5:Sheet1.G5" chart:label-cell-address="Sheet1.B2:Sheet1.B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2:Sheet1.B2</svg:desc>
                </draw:g>
              </table:table-cell>
              <table:table-cell office:value-type="float" office:value="2517">
                <text:p>2517</text:p>
                <draw:g>
                  <svg:desc>Sheet1.C5:Sheet1.G5</svg:desc>
                </draw:g>
              </table:table-cell>
              <table:table-cell office:value-type="float" office:value="63722">
                <text:p>63722</text:p>
              </table:table-cell>
              <table:table-cell office:value-type="float" office:value="256895">
                <text:p>256895</text:p>
              </table:table-cell>
              <table:table-cell office:value-type="float" office:value="6267995">
                <text:p>6267995</text:p>
              </table:table-cell>
              <table:table-cell office:value-type="float" office:value="24981690">
                <text:p>249816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0" chart:origin="0" chart:interval-major="10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65cm" svg:height="9cm" xlink:href=".." xlink:type="simple" chart:class="chart:scatter" chart:style-name="ch1">
        <chart:title svg:x="6.251cm" svg:y="0.316cm" chart:style-name="ch2">
          <text:p>Merge Sort</text:p>
        </chart:title>
        <chart:subtitle svg:x="4.663cm" svg:y="1.275cm" chart:style-name="ch3">
          <text:p>Comparações em cada arquivo</text:p>
        </chart:subtitle>
        <chart:plot-area chart:style-name="ch4" table:cell-range-address="Sheet1.B2:Sheet1.B2 Sheet1.C6:Sheet1.G6" chart:data-source-has-labels="column" svg:x="1.308cm" svg:y="2.138cm" svg:width="13.26cm" svg:height="5.701cm">
          <chartooo:coordinate-region svg:x="3.252cm" svg:y="2.337cm" svg:width="11.036cm" svg:height="4.855cm"/>
          <chart:axis chart:dimension="x" chart:name="primary-x" chart:style-name="ch5">
            <chart:title svg:x="7.246cm" svg:y="8.019cm" chart:style-name="ch6">
              <text:p>mes_i.txt</text:p>
            </chart:title>
          </chart:axis>
          <chart:axis chart:dimension="y" chart:name="primary-y" chart:style-name="ch7">
            <chart:title svg:x="0.451cm" svg:y="5.217cm" chart:style-name="ch8">
              <text:p>Nº</text:p>
            </chart:title>
            <chart:grid chart:style-name="ch9" chart:class="major"/>
          </chart:axis>
          <chart:series chart:style-name="ch10" chart:values-cell-range-address="Sheet1.C6:Sheet1.G6" chart:label-cell-address="Sheet1.B2:Sheet1.B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2:Sheet1.B2</svg:desc>
                </draw:g>
              </table:table-cell>
              <table:table-cell office:value-type="float" office:value="570">
                <text:p>570</text:p>
                <draw:g>
                  <svg:desc>Sheet1.C6:Sheet1.G6</svg:desc>
                </draw:g>
              </table:table-cell>
              <table:table-cell office:value-type="float" office:value="3856">
                <text:p>3856</text:p>
              </table:table-cell>
              <table:table-cell office:value-type="float" office:value="8709">
                <text:p>8709</text:p>
              </table:table-cell>
              <table:table-cell office:value-type="float" office:value="56881">
                <text:p>56881</text:p>
              </table:table-cell>
              <table:table-cell office:value-type="float" office:value="123704">
                <text:p>1237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0" chart:origin="0" chart:interval-major="10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65cm" svg:height="9cm" xlink:href=".." xlink:type="simple" chart:class="chart:scatter" chart:style-name="ch1">
        <chart:title svg:x="6.251cm" svg:y="0.316cm" chart:style-name="ch2">
          <text:p>Merge Sort</text:p>
        </chart:title>
        <chart:subtitle svg:x="4.517cm" svg:y="1.275cm" chart:style-name="ch3">
          <text:p>Movimentações em cada arquivo</text:p>
        </chart:subtitle>
        <chart:plot-area chart:style-name="ch4" table:cell-range-address="Sheet1.B2:Sheet1.B2 Sheet1.C7:Sheet1.G7" chart:data-source-has-labels="column" svg:x="1.308cm" svg:y="2.138cm" svg:width="13.26cm" svg:height="5.701cm">
          <chartooo:coordinate-region svg:x="3.252cm" svg:y="2.337cm" svg:width="11.036cm" svg:height="4.855cm"/>
          <chart:axis chart:dimension="x" chart:name="primary-x" chart:style-name="ch5">
            <chart:title svg:x="7.246cm" svg:y="8.019cm" chart:style-name="ch6">
              <text:p>mes_i.txt</text:p>
            </chart:title>
          </chart:axis>
          <chart:axis chart:dimension="y" chart:name="primary-y" chart:style-name="ch7">
            <chart:title svg:x="0.451cm" svg:y="5.217cm" chart:style-name="ch8">
              <text:p>Nº</text:p>
            </chart:title>
            <chart:grid chart:style-name="ch9" chart:class="major"/>
          </chart:axis>
          <chart:series chart:style-name="ch10" chart:values-cell-range-address="Sheet1.C7:Sheet1.G7" chart:label-cell-address="Sheet1.B2:Sheet1.B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2:Sheet1.B2</svg:desc>
                </draw:g>
              </table:table-cell>
              <table:table-cell office:value-type="float" office:value="800">
                <text:p>800</text:p>
                <draw:g>
                  <svg:desc>Sheet1.C7:Sheet1.G7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70000">
                <text:p>70000</text:p>
              </table:table-cell>
              <table:table-cell office:value-type="float" office:value="140000">
                <text:p>1400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